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7D800000213FBCFEBA93DD6F9AA.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adornments="Fett"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penOffice_5f_Impress_5f_Praesentation-title">
      <style:graphic-properties draw:auto-grow-height="false" fo:min-height="1.313cm"/>
    </style:style>
    <style:style style:name="pr2" style:family="presentation" style:parent-style-name="OpenOffice_5f_Impress_5f_Praesentation-subtitle">
      <style:graphic-properties draw:fill-color="#ffffff" draw:textarea-horizontal-align="left" draw:textarea-vertical-align="top" draw:auto-grow-height="false" fo:min-height="13.814cm"/>
    </style:style>
    <style:style style:name="pr3" style:family="presentation" style:parent-style-name="OpenOffice_5f_Impress_5f_Praesentation-notes">
      <style:graphic-properties draw:fill-color="#ffffff" draw:auto-grow-height="true" fo:min-height="13.365cm"/>
    </style:style>
    <style:style style:name="pr4" style:family="presentation" style:parent-style-name="Folienmaster_5f_default-title">
      <style:graphic-properties draw:auto-grow-height="true" fo:min-height="1.212cm"/>
    </style:style>
    <style:style style:name="pr5" style:family="presentation" style:parent-style-name="Folienmaster_5f_default-outline1">
      <style:graphic-properties draw:auto-grow-height="false" fo:min-height="12.531cm"/>
    </style:style>
    <style:style style:name="pr6" style:family="presentation" style:parent-style-name="Folienmaster_5f_default-notes">
      <style:graphic-properties draw:fill-color="#ffffff" draw:auto-grow-height="true" fo:min-height="13.365cm"/>
    </style:style>
    <style:style style:name="pr7" style:family="presentation" style:parent-style-name="Folienmaster_5f_default-title">
      <style:graphic-properties fo:min-height="1.19cm"/>
    </style:style>
    <style:style style:name="pr8" style:family="presentation" style:parent-style-name="Folienmaster_5f_default-outline1">
      <style:graphic-properties fo:min-height="11.049cm"/>
    </style:style>
    <style:style style:name="pr9" style:family="presentation" style:parent-style-name="Folienmaster_5f_default-notes">
      <style:graphic-properties draw:fill-color="#ffffff" fo:min-height="13.364cm"/>
    </style:style>
    <style:style style:name="pr10" style:family="presentation" style:parent-style-name="Folienmaster_5f_default-subtitle">
      <style:graphic-properties draw:fill-color="#ffffff" fo:min-height="5.52cm"/>
    </style:style>
    <style:style style:name="P1" style:family="paragraph">
      <loext:graphic-properties draw:fill-color="#ffffff"/>
      <style:text-properties fo:font-size="18.2000007629395pt"/>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paragraph-properties fo:text-align="center"/>
      <style:text-properties fo:font-size="36pt"/>
    </style:style>
    <style:style style:name="T1" style:family="text">
      <style:text-properties fo:font-size="24pt" style:font-size-asian="44pt" style:font-size-complex="44pt"/>
    </style:style>
    <style:style style:name="T2" style:family="text">
      <style:text-properties fo:font-size="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text:list-style style:name="L3">
      <text:list-level-style-bullet text:level="1" text:bullet-char="●">
        <style:list-level-properties/>
        <style:text-properties fo:font-family="OpenSymbol" style:font-charset="x-symbol" style:use-window-font-color="true" fo:font-size="90%"/>
      </text:list-level-style-bullet>
      <text:list-level-style-bullet text:level="2" text:bullet-char="●">
        <style:list-level-properties text:space-before="0.5cm" text:min-label-width="0.49cm"/>
        <style:text-properties fo:font-family="OpenSymbol" style:font-charset="x-symbol" style:use-window-font-color="true" fo:font-size="90%"/>
      </text:list-level-style-bullet>
      <text:list-level-style-bullet text:level="3" text:bullet-char="●">
        <style:list-level-properties text:space-before="1.49cm" text:min-label-width="0.52cm"/>
        <style:text-properties fo:font-family="OpenSymbol" style:font-charset="x-symbol" style:use-window-font-color="true" fo:font-size="90%"/>
      </text:list-level-style-bullet>
      <text:list-level-style-bullet text:level="4" text:bullet-char="●">
        <style:list-level-properties text:space-before="2.51cm" text:min-label-width="0.49cm"/>
        <style:text-properties fo:font-family="OpenSymbol" style:font-charset="x-symbol" style:use-window-font-color="true" fo:font-size="90%"/>
      </text:list-level-style-bullet>
      <text:list-level-style-bullet text:level="5" text:bullet-char="●">
        <style:list-level-properties text:space-before="3.5cm" text:min-label-width="0.49cm"/>
        <style:text-properties fo:font-family="OpenSymbol" style:font-charset="x-symbol" style:use-window-font-color="true" fo:font-size="90%"/>
      </text:list-level-style-bullet>
      <text:list-level-style-bullet text:level="6" text:bullet-char="●">
        <style:list-level-properties text:space-before="3.5cm" text:min-label-width="0.49cm"/>
        <style:text-properties fo:font-family="OpenSymbol" style:font-charset="x-symbol" style:use-window-font-color="true" fo:font-size="90%"/>
      </text:list-level-style-bullet>
      <text:list-level-style-bullet text:level="7" text:bullet-char="●">
        <style:list-level-properties text:space-before="3.5cm" text:min-label-width="0.49cm"/>
        <style:text-properties fo:font-family="OpenSymbol" style:font-charset="x-symbol" style:use-window-font-color="true" fo:font-size="90%"/>
      </text:list-level-style-bullet>
      <text:list-level-style-bullet text:level="8" text:bullet-char="●">
        <style:list-level-properties text:space-before="3.5cm" text:min-label-width="0.49cm"/>
        <style:text-properties fo:font-family="OpenSymbol" style:font-charset="x-symbol" style:use-window-font-color="true" fo:font-size="90%"/>
      </text:list-level-style-bullet>
      <text:list-level-style-bullet text:level="9" text:bullet-char="●">
        <style:list-level-properties text:space-before="3.5cm" text:min-label-width="0.49cm"/>
        <style:text-properties fo:font-family="OpenSymbol" style:font-charset="x-symbol" style:use-window-font-color="true" fo:font-size="90%"/>
      </text:list-level-style-bullet>
      <text:list-level-style-bullet text:level="10" text:bullet-char="●">
        <style:list-level-properties text:space-before="3.5cm" text:min-label-width="0.49cm"/>
        <style:text-properties fo:font-family="OpenSymbol" style:font-charset="x-symbol" style:use-window-font-color="true" fo:font-size="90%"/>
      </text:list-level-style-bullet>
    </text:list-style>
  </office:automatic-styles>
  <office:body>
    <office:presentation>
      <draw:page draw:name="page1" draw:style-name="dp1" draw:master-page-name="OpenOffice_5f_Impress_5f_Praesentation" presentation:presentation-page-layout-name="AL1T0">
        <office:forms form:automatic-focus="false" form:apply-design-mode="false"/>
        <draw:frame presentation:style-name="pr1" draw:layer="layout" svg:width="19.8cm" svg:height="4.08cm" svg:x="4.9cm" svg:y="7.17cm" presentation:class="title" presentation:user-transformed="true">
          <draw:text-box>
            <text:p>Potential Fields Visualization</text:p>
          </draw:text-box>
        </draw:frame>
        <draw:frame presentation:style-name="pr2" draw:text-style-name="P1" draw:layer="layout" svg:width="19.975cm" svg:height="2.94cm" svg:x="4.725cm" svg:y="12.83cm" presentation:class="subtitle" presentation:user-transformed="true">
          <draw:text-box>
            <text:p>Data Visualization WS 2018/19</text:p>
            <text:p>Till-Julius Krüger</text:p>
            <text:p>Michael Pluhatsch</text:p>
            <text:p>Anahid Roshandel</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Folienmaster_5f_default" presentation:presentation-page-layout-name="AL2T1">
        <office:forms form:automatic-focus="false" form:apply-design-mode="false"/>
        <draw:frame presentation:style-name="pr4" draw:layer="layout" svg:width="24.01cm" svg:height="1.212cm" svg:x="0.7cm" svg:y="2.54cm" presentation:class="title" presentation:user-transformed="true">
          <draw:text-box>
            <text:p>Motivation</text:p>
          </draw:text-box>
        </draw:frame>
        <draw:frame presentation:style-name="pr5" draw:layer="layout" svg:width="24.01cm" svg:height="13.51cm" svg:x="0.7cm" svg:y="4.5cm" presentation:class="outline" presentation:user-transformed="true">
          <draw:text-box>
            <text:list text:style-name="L2">
              <text:list-item>
                <text:p>Einleitungs Bilder aus dem Paper</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5cm" svg:x="2.1cm" svg:y="14.107cm" presentation:class="notes" presentation:placeholder="true">
            <draw:text-box/>
          </draw:frame>
        </presentation:notes>
      </draw:page>
      <draw:page draw:name="page3" draw:style-name="dp1" draw:master-page-name="Folienmaster_5f_default" presentation:presentation-page-layout-name="AL2T1">
        <office:forms form:automatic-focus="false" form:apply-design-mode="false"/>
        <draw:frame presentation:style-name="pr7" draw:layer="layout" svg:width="24.01cm" svg:height="1.19cm" svg:x="0.7cm" svg:y="2.54cm" presentation:class="title">
          <draw:text-box>
            <text:p>Potential Fields</text:p>
          </draw:text-box>
        </draw:frame>
        <draw:frame presentation:style-name="pr8" draw:layer="layout" svg:width="24.01cm" svg:height="11.049cm" svg:x="0.7cm" svg:y="4.5cm" presentation:class="outline" presentation:user-transformed="true">
          <draw:text-box>
            <text:list text:style-name="L3">
              <text:list-item>
                <text:p><text:span text:style-name="T1">Algorithmus aus der Robotik</text:span></text:p>
                <text:p/>
              </text:list-item>
              <text:list-item>
                <text:p><text:span text:style-name="T1">Pfadplanung</text:span></text:p>
                <text:p/>
              </text:list-item>
              <text:list-item>
                <text:p><text:span text:style-name="T1">Bei dieser Methode werden einfache physikalische Kräfte verwendet.</text:span></text:p>
                <text:p/>
              </text:list-item>
              <text:list-item>
                <text:p><text:span text:style-name="T1">Diese berechneten Kräfte bzw. Potentiale weisen den Roboter in eine Richtung. Das Ziel zieht den Roboter an und die Hindernisse stoßen ihn ab. Dadurch sollen Begegnungen mit den Hindernissen vermieden werden.</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Folienmaster_5f_default" presentation:presentation-page-layout-name="AL2T1">
        <office:forms form:automatic-focus="false" form:apply-design-mode="false"/>
        <draw:frame presentation:style-name="pr7" draw:layer="layout" svg:width="24.01cm" svg:height="1.19cm" svg:x="0.7cm" svg:y="2.54cm" presentation:class="title" presentation:user-transformed="true">
          <draw:text-box>
            <text:p>Approach</text:p>
          </draw:text-box>
        </draw:frame>
        <draw:frame presentation:style-name="pr8" draw:layer="layout" svg:width="24.01cm" svg:height="11.049cm" svg:x="0.7cm" svg:y="4.5cm" presentation:class="outline">
          <draw:text-box>
            <text:list text:style-name="L2">
              <text:list-item>
                <text:p>- Blackbox</text:p>
              </text:list-item>
              <text:list-item>
                <text:p>- Whitebox</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Folienmaster_5f_default" presentation:presentation-page-layout-name="AL2T1">
        <office:forms form:automatic-focus="false" form:apply-design-mode="false"/>
        <draw:frame presentation:style-name="pr7" draw:layer="layout" svg:width="24.01cm" svg:height="1.19cm" svg:x="0.7cm" svg:y="2.54cm" presentation:class="title">
          <draw:text-box>
            <text:p>Visualization</text:p>
          </draw:text-box>
        </draw:frame>
        <draw:frame presentation:style-name="pr8" draw:layer="layout" svg:width="24.01cm" svg:height="11.049cm" svg:x="0.7cm" svg:y="4.5cm" presentation:class="outline" presentation:user-transformed="true">
          <draw:text-box>
            <text:list text:style-name="L2">
              <text:list-item>
                <text:p>Screenshots?!</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Folienmaster_5f_default" presentation:presentation-page-layout-name="AL2T1">
        <office:forms form:automatic-focus="false" form:apply-design-mode="false"/>
        <draw:frame presentation:style-name="pr7" draw:layer="layout" svg:width="24.01cm" svg:height="1.19cm" svg:x="0.7cm" svg:y="2.54cm" presentation:class="title" presentation:placeholder="true" presentation:user-transformed="true">
          <draw:text-box/>
        </draw:frame>
        <draw:frame presentation:style-name="pr8" draw:layer="layout" svg:width="24.01cm" svg:height="11.049cm" svg:x="0.7cm" svg:y="4.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Folienmaster_5f_default" presentation:presentation-page-layout-name="AL3T32">
        <office:forms form:automatic-focus="false" form:apply-design-mode="false"/>
        <draw:frame presentation:style-name="pr10" draw:text-style-name="P5" draw:layer="layout" svg:width="24.01cm" svg:height="5.52cm" svg:x="0.628cm" svg:y="5.148cm" presentation:class="subtitle" presentation:user-transformed="true">
          <draw:text-box>
            <text:p text:style-name="P4"><text:span text:style-name="T2">QUESTIONS? </text:span></text:p>
          </draw:text-box>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adornments="Fett"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penOffice_5f_Impress_5f_Praesentation-background" style:display-name="OpenOffice_Impress_Praesentation-background" style:family="presentation">
      <style:graphic-properties draw:stroke="none" draw:fill="none"/>
      <style:text-properties style:letter-kerning="true"/>
    </style:style>
    <style:style style:name="OpenOffice_5f_Impress_5f_Praesentation-backgroundobjects" style:display-name="OpenOffice_Impress_Praesentation-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OpenOffice_5f_Impress_5f_Praesentation-notes" style:display-name="OpenOffice_Impress_Pra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Office_5f_Impress_5f_Praesentation-outline1" style:display-name="OpenOffice_Impress_Praesentation-outline1" style:family="presentation">
      <style:graphic-properties draw:stroke="none" draw:fill="none">
        <text:list-style style:name="OpenOffice_5f_Impress_5f_Praesentation-outline1" style:display-name="OpenOffice_Impress_Praesentation-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ffice_5f_Impress_5f_Praesentation-outline2" style:display-name="OpenOffice_Impress_Praesentation-outline2" style:family="presentation" style:parent-style-name="OpenOffice_5f_Impress_5f_Praesentation-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OpenOffice_5f_Impress_5f_Praesentation-outline3" style:display-name="OpenOffice_Impress_Praesentation-outline3" style:family="presentation" style:parent-style-name="OpenOffice_5f_Impress_5f_Praesentation-outline2">
      <style:paragraph-properties fo:margin-top="0.18cm" fo:margin-bottom="0cm" fo:line-height="102%">
        <style:tab-stops/>
      </style:paragraph-properties>
      <style:text-properties fo:color="#000000" fo:font-size="18pt" style:font-size-asian="24pt" style:font-size-complex="24pt"/>
    </style:style>
    <style:style style:name="OpenOffice_5f_Impress_5f_Praesentation-outline4" style:display-name="OpenOffice_Impress_Praesentation-outline4" style:family="presentation" style:parent-style-name="OpenOffice_5f_Impress_5f_Praesentation-outline3">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5" style:display-name="OpenOffice_Impress_Praesentation-outline5" style:family="presentation" style:parent-style-name="OpenOffice_5f_Impress_5f_Praesentation-outline4">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6" style:display-name="OpenOffice_Impress_Praesentation-outline6" style:family="presentation" style:parent-style-name="OpenOffice_5f_Impress_5f_Praesentation-outline5">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7" style:display-name="OpenOffice_Impress_Praesentation-outline7" style:family="presentation" style:parent-style-name="OpenOffice_5f_Impress_5f_Praesentation-outline6">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8" style:display-name="OpenOffice_Impress_Praesentation-outline8" style:family="presentation" style:parent-style-name="OpenOffice_5f_Impress_5f_Praesentation-outline7">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9" style:display-name="OpenOffice_Impress_Praesentation-outline9" style:family="presentation" style:parent-style-name="OpenOffice_5f_Impress_5f_Praesentation-outline8">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subtitle" style:display-name="OpenOffice_Impress_Praesentation-subtitle" style:family="presentation">
      <style:graphic-properties draw:stroke="none" draw:fill="none" draw:textarea-vertical-align="middle">
        <text:list-style style:name="OpenOffice_5f_Impress_5f_Praesentation-subtitle" style:display-name="OpenOffice_Impress_Pra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ffice_5f_Impress_5f_Praesentation-title" style:display-name="OpenOffice_Impress_Praesentation-title" style:family="presentation">
      <style:graphic-properties draw:stroke="none" draw:fill="none" draw:fill-image-width="0cm" draw:fill-image-height="0cm" draw:textarea-horizontal-align="left" draw:textarea-vertical-align="top">
        <text:list-style style:name="OpenOffice_5f_Impress_5f_Praesentation-title" style:display-name="OpenOffice_Impress_Pra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1"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lienmaster_5f_default-background" style:display-name="Folienmaster_default-background" style:family="presentation">
      <style:graphic-properties draw:stroke="none" draw:fill="none"/>
      <style:text-properties style:letter-kerning="true"/>
    </style:style>
    <style:style style:name="Folienmaster_5f_default-backgroundobjects" style:display-name="Folienmaster_default-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Folienmaster_5f_default-notes" style:display-name="Folienmaster_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lienmaster_5f_default-outline1" style:display-name="Folienmaster_default-outline1" style:family="presentation">
      <style:graphic-properties draw:stroke="none" draw:fill="none">
        <text:list-style style:name="Folienmaster_5f_default-outline1" style:display-name="Folienmaster_default-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lienmaster_5f_default-outline2" style:display-name="Folienmaster_default-outline2" style:family="presentation" style:parent-style-name="Folienmaster_5f_default-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Folienmaster_5f_default-outline3" style:display-name="Folienmaster_default-outline3" style:family="presentation" style:parent-style-name="Folienmaster_5f_default-outline2">
      <style:paragraph-properties fo:margin-top="0.18cm" fo:margin-bottom="0cm" fo:line-height="102%">
        <style:tab-stops/>
      </style:paragraph-properties>
      <style:text-properties fo:color="#000000" fo:font-size="18pt" style:font-size-asian="24pt" style:font-size-complex="24pt"/>
    </style:style>
    <style:style style:name="Folienmaster_5f_default-outline4" style:display-name="Folienmaster_default-outline4" style:family="presentation" style:parent-style-name="Folienmaster_5f_default-outline3">
      <style:paragraph-properties fo:margin-top="0.18cm" fo:margin-bottom="0cm" fo:line-height="102%">
        <style:tab-stops/>
      </style:paragraph-properties>
      <style:text-properties fo:color="#000000" fo:font-size="18pt" style:font-size-asian="20pt" style:font-size-complex="20pt"/>
    </style:style>
    <style:style style:name="Folienmaster_5f_default-outline5" style:display-name="Folienmaster_default-outline5" style:family="presentation" style:parent-style-name="Folienmaster_5f_default-outline4">
      <style:paragraph-properties fo:margin-top="0.18cm" fo:margin-bottom="0cm" fo:line-height="102%">
        <style:tab-stops/>
      </style:paragraph-properties>
      <style:text-properties fo:color="#000000" fo:font-size="18pt" style:font-size-asian="20pt" style:font-size-complex="20pt"/>
    </style:style>
    <style:style style:name="Folienmaster_5f_default-outline6" style:display-name="Folienmaster_default-outline6" style:family="presentation" style:parent-style-name="Folienmaster_5f_default-outline5">
      <style:paragraph-properties fo:margin-top="0.18cm" fo:margin-bottom="0cm" fo:line-height="102%">
        <style:tab-stops/>
      </style:paragraph-properties>
      <style:text-properties fo:color="#000000" fo:font-size="18pt" style:font-size-asian="20pt" style:font-size-complex="20pt"/>
    </style:style>
    <style:style style:name="Folienmaster_5f_default-outline7" style:display-name="Folienmaster_default-outline7" style:family="presentation" style:parent-style-name="Folienmaster_5f_default-outline6">
      <style:paragraph-properties fo:margin-top="0.18cm" fo:margin-bottom="0cm" fo:line-height="102%">
        <style:tab-stops/>
      </style:paragraph-properties>
      <style:text-properties fo:color="#000000" fo:font-size="18pt" style:font-size-asian="20pt" style:font-size-complex="20pt"/>
    </style:style>
    <style:style style:name="Folienmaster_5f_default-outline8" style:display-name="Folienmaster_default-outline8" style:family="presentation" style:parent-style-name="Folienmaster_5f_default-outline7">
      <style:paragraph-properties fo:margin-top="0.18cm" fo:margin-bottom="0cm" fo:line-height="102%">
        <style:tab-stops/>
      </style:paragraph-properties>
      <style:text-properties fo:color="#000000" fo:font-size="18pt" style:font-size-asian="20pt" style:font-size-complex="20pt"/>
    </style:style>
    <style:style style:name="Folienmaster_5f_default-outline9" style:display-name="Folienmaster_default-outline9" style:family="presentation" style:parent-style-name="Folienmaster_5f_default-outline8">
      <style:paragraph-properties fo:margin-top="0.18cm" fo:margin-bottom="0cm" fo:line-height="102%">
        <style:tab-stops/>
      </style:paragraph-properties>
      <style:text-properties fo:color="#000000" fo:font-size="18pt" style:font-size-asian="20pt" style:font-size-complex="20pt"/>
    </style:style>
    <style:style style:name="Folienmaster_5f_default-subtitle" style:display-name="Folienmaster_default-subtitle" style:family="presentation">
      <style:graphic-properties draw:stroke="none" draw:fill="none" draw:textarea-vertical-align="middle">
        <text:list-style style:name="Folienmaster_5f_default-subtitle" style:display-name="Folienmaster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1"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lienmaster_5f_default-title" style:display-name="Folienmaster_default-title" style:family="presentation">
      <style:graphic-properties draw:stroke="none" draw:fill="none" draw:textarea-vertical-align="middle">
        <text:list-style style:name="Folienmaster_5f_default-title" style:display-name="Folienmaster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1"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OpenOffice_5f_Impress_5f_Praesentation-backgroundobjects">
      <style:graphic-properties draw:stroke="none" draw:fill="none" draw:fill-color="#ffffff" draw:auto-grow-height="false" fo:min-height="0.641cm"/>
    </style:style>
    <style:style style:name="Mpr2" style:family="presentation" style:parent-style-name="OpenOffice_5f_Impress_5f_Praesentation-backgroundobjects">
      <style:graphic-properties draw:stroke="none" draw:fill="none" draw:fill-color="#ffffff" draw:auto-grow-height="false" fo:min-height="1.485cm"/>
    </style:style>
    <style:style style:name="Mpr3" style:family="presentation" style:parent-style-name="OpenOffice_5f_Impress_5f_Praesentation-backgroundobjects">
      <style:graphic-properties draw:stroke="none" draw:fill="none" draw:fill-color="#ffffff" draw:textarea-vertical-align="bottom" draw:auto-grow-height="false" fo:min-height="1.485cm"/>
    </style:style>
    <style:style style:name="Mpr4" style:family="presentation" style:parent-style-name="Folienmaster_5f_default-backgroundobjects">
      <style:graphic-properties draw:stroke="none" draw:fill="none" draw:fill-color="#ffffff" draw:auto-grow-height="false" fo:min-height="1.449cm" fo:padding-top="0.13cm" fo:padding-bottom="0.13cm"/>
    </style:style>
    <style:style style:name="Mpr5" style:family="presentation" style:parent-style-name="Folienmaster_5f_default-backgroundobjects">
      <style:graphic-properties draw:stroke="none" draw:fill="none" draw:fill-color="#ffffff" draw:auto-grow-height="false" fo:min-height="1.485cm"/>
    </style:style>
    <style:style style:name="Mpr6" style:family="presentation" style:parent-style-name="Folienmaster_5f_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cd6e0"/>
      <style:paragraph-properties style:writing-mode="lr-tb" style:font-independent-line-spacing="true"/>
    </style:style>
    <style:style style:name="MP6" style:family="paragraph">
      <loext:graphic-properties draw:fill="none"/>
      <style:paragraph-properties fo:text-align="center"/>
    </style:style>
    <style:style style:name="MP7" style:family="paragraph">
      <style:paragraph-properties fo:text-align="center"/>
      <style:text-properties style:font-size-asian="14pt" style:font-size-complex="14pt"/>
    </style:style>
    <style:style style:name="MP8" style:family="paragraph">
      <loext:graphic-properties draw:fill="none" draw:fill-color="#ffffff"/>
      <style:paragraph-properties fo:text-align="center"/>
      <style:text-properties style:font-size-asian="14pt" style:font-size-complex="14pt"/>
    </style:style>
    <style:style style:name="MP9" style:family="paragraph">
      <style:paragraph-properties fo:text-align="start"/>
      <style:text-properties fo:font-size="14pt" fo:font-weight="normal" style:font-size-asian="14pt" style:font-weight-asian="normal" style:font-size-complex="14pt" style:font-weight-complex="normal"/>
    </style:style>
    <style:style style:name="MP10" style:family="paragraph">
      <loext:graphic-properties draw:fill="none" draw:fill-color="#ffffff"/>
      <style:paragraph-properties fo:text-align="start"/>
      <style:text-properties fo:font-size="14pt" fo:font-weight="normal" style:font-size-asian="14pt" style:font-weight-asian="normal" style:font-size-complex="14pt" style:font-weight-complex="normal"/>
    </style:style>
    <style:style style:name="MP11" style:family="paragraph">
      <style:paragraph-properties fo:margin-left="0cm" fo:margin-right="0cm" fo:line-height="100%" fo:text-align="end" fo:text-indent="0cm"/>
    </style:style>
    <style:style style:name="MP12" style:family="paragraph">
      <loext:graphic-properties draw:fill="none" draw:fill-color="#bcc7f6"/>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style:font-size-asian="14pt" style:font-size-complex="14pt"/>
    </style:style>
    <style:style style:name="MT3" style:family="text">
      <style:text-properties fo:color="#5f5f5f" style:font-name="Arial2" fo:font-size="10pt" fo:font-weight="normal" style:font-size-asian="14pt" style:font-weight-asian="normal" style:font-size-complex="14pt" style:font-weight-complex="normal"/>
    </style:style>
    <style:style style:name="MT4" style:family="text">
      <style:text-properties fo:color="#5f5f5f" style:font-name="Arial" fo:font-size="10pt" fo:language="de" fo:country="DE"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penOffice_5f_Impress_5f_Praesentation" style:display-name="OpenOffice_Impress_Praesentation" style:page-layout-name="PM1" draw:style-name="Mdp1">
      <draw:frame presentation:style-name="OpenOffice_5f_Impress_5f_Praesentation-title" draw:layer="backgroundobjects" svg:width="24.01cm" svg:height="1.718cm" svg:x="0.699cm" svg:y="2.263cm" presentation:class="title" presentation:placeholder="true">
        <draw:text-box/>
      </draw:frame>
      <draw:frame presentation:style-name="OpenOffice_5f_Impress_5f_Praesentation-outline1" draw:layer="backgroundobjects" svg:width="24.01cm" svg:height="11.049cm" svg:x="0.699cm" svg:y="5.419cm" presentation:class="outline" presentation:placeholder="true">
        <draw:text-box/>
      </draw:frame>
      <draw:custom-shape draw:name="Rectangle 13" draw:style-name="Mgr3" draw:text-style-name="MP5" draw:layer="backgroundobjects" svg:width="25.4cm" svg:height="0.534cm" svg:x="0.001cm" svg:y="18.515cm">
        <text:p/>
        <draw:enhanced-geometry svg:viewBox="0 0 21600 21600" draw:type="rectangle" draw:enhanced-path="M 0 0 L 21600 0 21600 21600 0 21600 0 0 Z N"/>
      </draw:custom-shape>
      <draw:frame draw:style-name="Mgr4" draw:text-style-name="MP6" draw:layer="backgroundobjects" svg:width="6.01cm" svg:height="1.59cm" svg:x="18.73cm" svg:y="0.4cm">
        <draw:image xlink:href="Pictures/10000000000007D800000213FBCFEBA93DD6F9AA.png" xlink:type="simple" xlink:show="embed" xlink:actuate="onLoad">
          <text:p/>
        </draw:image>
      </draw:frame>
      <draw:frame presentation:style-name="Mpr1" draw:text-style-name="MP8" draw:layer="backgroundobjects" svg:width="16.61cm" svg:height="0.64cm" svg:x="0.699cm" svg:y="18.419cm" presentation:class="footer">
        <draw:text-box>
          <text:p text:style-name="MP7"><text:span text:style-name="MT2"><presentation:footer/></text:span></text:p>
        </draw:text-box>
      </draw:frame>
      <presentation:notes style:page-layout-name="PM2">
        <draw:page-thumbnail presentation:style-name="OpenOffice_5f_Impress_5f_Praesentation-title" draw:layer="backgroundobjects" svg:width="14.848cm" svg:height="11.136cm" svg:x="3.075cm" svg:y="2.257cm" presentation:class="page"/>
        <draw:frame presentation:style-name="OpenOffice_5f_Impress_5f_Praesent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lienmaster_5f_default" style:display-name="Folienmaster_default" style:page-layout-name="PM1" draw:style-name="Mdp1">
      <draw:frame presentation:style-name="Folienmaster_5f_default-title" draw:layer="backgroundobjects" svg:width="24.01cm" svg:height="1.19cm" svg:x="0.7cm" svg:y="2.54cm" presentation:class="title" presentation:placeholder="true">
        <draw:text-box/>
      </draw:frame>
      <draw:frame presentation:style-name="Folienmaster_5f_default-outline1" draw:layer="backgroundobjects" svg:width="24.01cm" svg:height="11.049cm" svg:x="0.7cm" svg:y="4.5cm" presentation:class="outline" presentation:placeholder="true">
        <draw:text-box/>
      </draw:frame>
      <draw:custom-shape draw:name="Rectangle 13" draw:style-name="Mgr3" draw:text-style-name="MP5"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10" draw:layer="backgroundobjects" svg:width="16.61cm" svg:height="0.64cm" svg:x="0.7cm" svg:y="18.42cm" presentation:class="footer">
        <draw:text-box>
          <text:p text:style-name="MP9"><text:span text:style-name="MT3">Titel, Datum, ...</text:span></text:p>
        </draw:text-box>
      </draw:frame>
      <draw:frame draw:style-name="Mgr4" draw:text-style-name="MP6" draw:layer="backgroundobjects" svg:width="6.01cm" svg:height="1.59cm" svg:x="18.73cm" svg:y="0.4cm">
        <draw:image xlink:href="Pictures/10000000000007D800000213FBCFEBA93DD6F9AA.png" xlink:type="simple" xlink:show="embed" xlink:actuate="onLoad">
          <text:p/>
        </draw:image>
      </draw:frame>
      <draw:custom-shape draw:style-name="Mgr5" draw:text-style-name="MP12" draw:layer="backgroundobjects" svg:width="3.409cm" svg:height="0.665cm" svg:x="21.141cm" svg:y="18.412cm">
        <text:list text:style-name="ML3">
          <text:list-header>
            <text:p text:style-name="MP11"><text:span text:style-name="MT4"><text:page-number>&lt;number&gt;</text:page-number></text:span></text:p>
          </text:list-header>
        </text:list>
        <draw:enhanced-geometry svg:viewBox="0 0 21600 21600" draw:type="rectangle" draw:enhanced-path="M 0 0 L 21600 0 21600 21600 0 21600 0 0 Z N"/>
      </draw:custom-shape>
      <presentation:notes style:page-layout-name="PM2">
        <draw:page-thumbnail presentation:style-name="Folienmaster_5f_default-title" draw:layer="backgroundobjects" svg:width="14.848cm" svg:height="11.136cm" svg:x="3.075cm" svg:y="2.257cm" presentation:class="page"/>
        <draw:frame presentation:style-name="Folienmaster_5f_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1T12:15:25.310081840</meta:creation-date>
    <meta:editing-duration>PT56M40S</meta:editing-duration>
    <meta:editing-cycles>6</meta:editing-cycles>
    <meta:generator>LibreOffice/6.0.3.2$Linux_X86_64 LibreOffice_project/00m0$Build-2</meta:generator>
    <dc:date>2019-02-12T16:59:06.126660819</dc:date>
    <meta:document-statistic meta:object-count="60"/>
  </office:meta>
</office:document-meta>
</file>